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03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04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12"/>
        <table:table-column table:style-name="co3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PC Build Greatest 2022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223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223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237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12" office:value-type="string" calcext:value-type="string">
            <text:p>Asus GeForce RTX 4090 24 GB 384 Bit GDDR6X ROG Strix OC Edition </text:p>
          </table:table-cell>
          <table:table-cell table:style-name="ce225" office:value-type="float" office:value="33000000" calcext:value-type="float">
            <text:p>33,000,000</text:p>
          </table:table-cell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 office:value-type="string" calcext:value-type="string">
            <text:p>8K</text:p>
          </table:table-cell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206" office:value-type="string" calcext:value-type="string">
            <text:p>Mechanical Keyboard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6" office:value-type="string" calcext:value-type="string">
            <text:p>Wireless Mouse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Deskmat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Sound Card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209" office:value-type="string" calcext:value-type="string">
            <text:p>Secon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209" office:value-type="string" calcext:value-type="string">
            <text:p>Second Nvme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90" office:value-type="string" calcext:value-type="string">
            <text:p>AMD RYZEN Threadripper 7970X 32-Core </text:p>
          </table:table-cell>
          <table:table-cell table:style-name="ce223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90" office:value-type="string" calcext:value-type="string">
            <text:p>AMD RYZEN Threadripper 7960X 32-Core </text:p>
          </table:table-cell>
          <table:table-cell table:style-name="ce223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/>
          <table:table-cell table:style-name="ce219"/>
          <table:table-cell table:style-name="ce227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20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43"/>
        <table:table-column table:style-name="co8" table:default-cell-style-name="ce212"/>
        <table:table-column table:style-name="co9" table:default-cell-style-name="ce212"/>
        <table:table-column table:style-name="co10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High End Buil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Gigabyte X670E Aorus Master</text:p>
          </table:table-cell>
          <table:table-cell table:style-name="ce26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7950X 4.5Ghz Up To 5.7Ghz Cache 64MB 170W</text:p>
          </table:table-cell>
          <table:table-cell table:style-name="ce261" office:value-type="float" office:value="9600000" calcext:value-type="float">
            <text:p>9,600,000</text:p>
          </table:table-cell>
          <table:table-cell table:number-columns-repeated="4"/>
          <table:table-cell table:style-name="ce27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32GB (2x16GB) DDR5 – 6000MHz</text:p>
          </table:table-cell>
          <table:table-cell table:style-name="ce26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2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ASUS ROG STRIX 1000W Gold Aura Edition</text:p>
          </table:table-cell>
          <table:table-cell table:style-name="ce26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53" office:value-type="string" calcext:value-type="string">
            <text:p>MONITOR GAMING 34 CURVED QD-OLED </text:p>
          </table:table-cell>
          <table:table-cell table:style-name="ce261" office:value-type="float" office:value="10000000" calcext:value-type="float">
            <text:p>10,000,000</text:p>
          </table:table-cell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2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Q2 QMK 65% Fully Assembled KNOB VERSION Carbon Black</text:p>
          </table:table-cell>
          <table:table-cell table:style-name="ce26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Razer DeathAdder V3 Pro – Ultra-lightweight</text:p>
          </table:table-cell>
          <table:table-cell table:style-name="ce26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55" office:value-type="string" calcext:value-type="string">
            <text:p>Razer Firefly V2 Hard Surface RGB</text:p>
          </table:table-cell>
          <table:table-cell table:style-name="ce25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6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7" office:value-type="string" calcext:value-type="string">
            <text:p>Network Card</text:p>
          </table:table-cell>
          <table:table-cell table:style-name="ce247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 office:value-type="string" calcext:value-type="string">
            <text:p>Processor</text:p>
          </table:table-cell>
          <table:table-cell table:style-name="ce249"/>
          <table:table-cell table:style-name="ce264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8"/>
        <table:table-column table:style-name="co13" table:default-cell-style-name="ce212"/>
        <table:table-column table:style-name="co14" table:default-cell-style-name="ce212"/>
        <table:table-column table:style-name="co15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Mid En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/>
          <table:table-cell table:style-name="ce26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9900X 12Core 24Thread - Up to 5.60Ghz AM5 [Box] </text:p>
          </table:table-cell>
          <table:table-cell table:style-name="ce26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73"/>
          <table:table-cell table:number-columns-repeated="1018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4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Corsair RM850e 850W Full Modular</text:p>
          </table:table-cell>
          <table:table-cell table:style-name="ce26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AOC CU34G3S 34" WQHD 165Hz 1ms HDR 10 FreeSync</text:p>
          </table:table-cell>
          <table:table-cell table:style-name="ce261" office:value-type="float" office:value="6600000" calcext:value-type="float">
            <text:p>6,6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6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Logitech MX Master 3 Mouse Wireless</text:p>
          </table:table-cell>
          <table:table-cell table:style-name="ce26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Default"/>
          <table:table-cell table:number-columns-repeated="102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6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style-name="ce270"/>
          <table:table-cell table:style-name="ce283"/>
          <table:table-cell table:number-columns-repeated="102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/>
          <table:table-cell table:style-name="ce247"/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 table:number-columns-repeated="2"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9"/>
          <table:table-cell table:style-name="ce264"/>
          <table:table-cell table:number-columns-repeated="1020"/>
        </table:table-row>
        <table:table-row table:style-name="ro2">
          <table:table-cell/>
          <table:table-cell table:style-name="ce279"/>
          <table:table-cell table:number-columns-repeated="1022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61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76"/>
          <table:table-cell table:number-columns-repeated="1023"/>
        </table:table-row>
        <table:table-row table:style-name="ro2">
          <table:table-cell table:style-name="ce276"/>
          <table:table-cell table:style-name="ce246" table:number-columns-repeated="2"/>
          <table:table-cell table:style-name="ce261"/>
          <table:table-cell table:number-columns-repeated="1020"/>
        </table:table-row>
        <table:table-row table:style-name="ro2" table:number-rows-repeated="5">
          <table:table-cell table:style-name="ce27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8"/>
        <table:table-column table:style-name="co13" table:default-cell-style-name="ce212"/>
        <table:table-column table:style-name="co16" table:default-cell-style-name="ce281"/>
        <table:table-column table:style-name="co17" table:default-cell-style-name="ce282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600X Box</text:p>
          </table:table-cell>
          <table:table-cell table:style-name="ce289" office:value-type="float" office:value="3830000" calcext:value-type="float">
            <text:p>3,83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GAMING GeForce RTX 4070 SUPER 12GB Twin Edge OC</text:p>
          </table:table-cell>
          <table:table-cell table:style-name="ce262" office:value-type="float" office:value="10079000" calcext:value-type="float">
            <text:p>10,079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AOC CU34G3S 34" WQHD 165Hz 1ms HDR 10 FreeSync</text:p>
          </table:table-cell>
          <table:table-cell table:style-name="ce289" office:value-type="float" office:value="6600000" calcext:value-type="float">
            <text:p>6,600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/>
          <table:table-cell table:style-name="ce244" office:value-type="string" calcext:value-type="string">
            <text:p>Haidar Testing</text:p>
          </table:table-cell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SUS DUAL GeForce RTX 4070 OC 12GB GDDR6X - OC EDITION</text:p>
          </table:table-cell>
          <table:table-cell table:style-name="ce262" office:value-type="float" office:value="10370000" calcext:value-type="float">
            <text:p>10,370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500F Box</text:p>
          </table:table-cell>
          <table:table-cell table:style-name="ce28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XPG LANCER BLADE DDR5 32GB (2x16GB) 5600Mhz</text:p>
          </table:table-cell>
          <table:table-cell table:style-name="ce26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RTX 4060 TWIN EDGE OC 8GB GDDR6</text:p>
          </table:table-cell>
          <table:table-cell table:style-name="ce26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/>
          <table:table-cell table:style-name="ce290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number-columns-repeated="2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78"/>
        <table:table-column table:style-name="co13" table:default-cell-style-name="ce212"/>
        <table:table-column table:style-name="co19" table:default-cell-style-name="ce281"/>
        <table:table-column table:style-name="co17" table:default-cell-style-name="ce282"/>
        <table:table-column table:style-name="co20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 Pro RS</text:p>
          </table:table-cell>
          <table:table-cell table:style-name="ce287" office:value-type="float" office:value="2430000" calcext:value-type="float">
            <text:p>2,43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table:style-name="ce27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212" office:value-type="string" calcext:value-type="string">
            <text:p>Zotac Gaming GeForce RTX 3050 Solo 8GB GDDR6</text:p>
          </table:table-cell>
          <table:table-cell table:style-name="ce27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27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27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2"/>
          <table:table-cell table:style-name="ce212"/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 office:value-type="string" calcext:value-type="string">
            <text:p>`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70"/>
          <table:table-cell table:style-name="ce212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70"/>
          <table:table-cell table:style-name="ce270" office:value-type="float" office:value="2882000" calcext:value-type="float">
            <text:p>2882000</text:p>
          </table:table-cell>
          <table:table-cell table:style-name="ce27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70"/>
          <table:table-cell table:style-name="ce27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 office:value-type="string" calcext:value-type="string">
            <text:p>https://www.tokopedia.com/ascaryacomputer-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15"/>
          <table:table-cell table:style-name="ce244" office:value-type="string" calcext:value-type="string">
            <text:p>GIGABYTE A520M S2H AM4</text:p>
          </table:table-cell>
          <table:table-cell table:style-name="ce289" office:value-type="float" office:value="1084800" calcext:value-type="float">
            <text:p>1,084,8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44" office:value-type="string" calcext:value-type="string">
            <text:p>Ryzen 5 5600G</text:p>
          </table:table-cell>
          <table:table-cell table:style-name="ce287" office:value-type="float" office:value="1995001" calcext:value-type="float">
            <text:p>1,995,001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51" office:value-type="string" calcext:value-type="string">
            <text:p>onboard</text:p>
          </table:table-cell>
          <table:table-cell table:style-name="ce262"/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 office:value-type="string" calcext:value-type="string">
            <text:p>Kingston A2000 250Gb</text:p>
          </table:table-cell>
          <table:table-cell table:style-name="ce282" office:value-type="float" office:value="480000" calcext:value-type="float">
            <text:p>480,000 </text:p>
          </table:table-cell>
          <table:table-cell table:style-name="ce225"/>
          <table:table-cell table:style-name="ce270" table:number-columns-repeated="2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212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281" office:value-type="string" calcext:value-type="string">
            <text:p>FSP HV PRO 550W 85 Plus power supply</text:p>
          </table:table-cell>
          <table:table-cell table:style-name="ce282" office:value-type="float" office:value="695000" calcext:value-type="float">
            <text:p>695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84" office:value-type="string" calcext:value-type="string">
            <text:p>Viewsonic Vx2479 HD Pro</text:p>
          </table:table-cell>
          <table:table-cell table:style-name="ce289" office:value-type="float" office:value="1750000" calcext:value-type="float">
            <text:p>1,75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1">
          <table:table-cell/>
          <table:table-cell table:style-name="ce244"/>
          <table:table-cell table:style-name="ce250" office:value-type="string" calcext:value-type="string">
            <text:p>Best Tower PC Build Low End 2 2024</text:p>
          </table:table-cell>
          <table:table-cell table:style-name="ce287"/>
          <table:table-cell table:number-columns-repeated="2"/>
          <table:table-cell table:style-name="ce212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303" office:value-type="float" office:value="500000" calcext:value-type="float">
            <text:p>50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3"/>
          <table:table-cell table:style-name="ce270" table:number-columns-repeated="15"/>
          <table:table-cell table:style-name="ce254" office:value-type="string" calcext:value-type="string">
            <text:p>Gamen Titan Elite Switch</text:p>
          </table:table-cell>
          <table:table-cell table:style-name="ce290" office:value-type="float" office:value="227900" calcext:value-type="float">
            <text:p>227,900 </text:p>
          </table:table-cell>
          <table:table-cell table:style-name="ce259"/>
          <table:table-cell table:style-name="ce272"/>
          <table:table-cell table:style-name="ce270"/>
          <table:table-cell table:number-columns-repeated="11"/>
          <table:table-cell table:style-name="ce270" table:number-columns-repeated="26"/>
          <table:table-cell table:number-columns-repeated="1632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281" office:value-type="string" calcext:value-type="string">
            <text:p>Logitech G402 Hyperion Fury</text:p>
          </table:table-cell>
          <table:table-cell table:style-name="ce304" office:value-type="float" office:value="439000" calcext:value-type="float">
            <text:p>439,000 </text:p>
          </table:table-cell>
          <table:table-cell table:style-name="ce259"/>
          <table:table-cell table:style-name="ce272"/>
          <table:table-cell table:style-name="ce270"/>
          <table:table-cell table:number-columns-repeated="16357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style-name="ce300"/>
          <table:table-cell table:style-name="ce271"/>
          <table:table-cell/>
          <table:table-cell table:style-name="ce269" table:number-columns-repeated="15"/>
          <table:table-cell table:style-name="ce270" table:number-columns-repeated="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number-columns-repeated="163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300"/>
          <table:table-cell table:style-name="ce271"/>
          <table:table-cell table:style-name="ce212"/>
          <table:table-cell table:style-name="ce269" table:number-columns-repeated="15"/>
          <table:table-cell table:style-name="ce299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number-columns-repeated="4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15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4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99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29:.D47])" office:value-type="float" office:value="14521000" calcext:value-type="float">
            <text:p>14,5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29:.D41])-[.D35]" office:value-type="float" office:value="12051000" calcext:value-type="float">
            <text:p>12,05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3 2025</text:p>
          </table:table-cell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16378"/>
        </table:table-row>
        <table:table-row table:style-name="ro2">
          <table:table-cell/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921000" calcext:value-type="float">
            <text:p>1,921,000 </text:p>
          </table:table-cell>
          <table:table-cell/>
          <table:table-cell office:value-type="string" calcext:value-type="string">
            <text:p>gigabyte b650m ds3h, msi b650m gaming, Asrock B650M Pro RS, Asrock B650M PG Lighting</text:p>
          </table:table-cell>
          <table:table-cell table:number-columns-repeated="16378"/>
        </table:table-row>
        <table:table-row table:style-name="ro2">
          <table:table-cell/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/>
          <table:table-cell office:value-type="string" calcext:value-type="string">
            <text:p>8600g, 8500g</text:p>
          </table:table-cell>
          <table:table-cell table:number-columns-repeated="16378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Cheap GPU</text:p>
          </table:table-cell>
          <table:table-cell table:style-name="ce287" office:value-type="float" office:value="800000" calcext:value-type="float">
            <text:p>8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/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600000" calcext:value-type="float">
            <text:p>6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Third Storage</text:p>
          </table:table-cell>
          <table:table-cell table:style-name="ce299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/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4:.D72])" office:value-type="float" office:value="9301000" calcext:value-type="float">
            <text:p>9,301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54:.D66])-[.D61]" office:value-type="float" office:value="6831000" calcext:value-type="float">
            <text:p>6,831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7:.D74])" office:value-type="float" office:value="20797000" calcext:value-type="float">
            <text:p>20,797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57:.D72])-[.D63]" office:value-type="float" office:value="4665000" calcext:value-type="float">
            <text:p>4,665,000 </text:p>
          </table:table-cell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 table:number-rows-repeated="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278"/>
        <table:table-column table:style-name="co22" table:default-cell-style-name="ce212"/>
        <table:table-column table:style-name="co23" table:default-cell-style-name="ce281"/>
        <table:table-column table:style-name="co24" table:default-cell-style-name="ce282"/>
        <table:table-column table:style-name="co5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uper Budget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MSI B550M-A Pro</text:p>
          </table:table-cell>
          <table:table-cell table:style-name="ce289" office:value-type="float" office:value="1140000" calcext:value-type="float">
            <text:p>1,14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5500G Box</text:p>
          </table:table-cell>
          <table:table-cell table:style-name="ce287" office:value-type="float" office:value="1642000" calcext:value-type="float">
            <text:p>1,642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Radeon Vega 7 </text:p>
          </table:table-cell>
          <table:table-cell table:style-name="ce287" office:value-type="float" office:value="0" calcext:value-type="float">
            <text:p>0 </text:p>
          </table:table-cell>
          <table:table-cell/>
          <table:table-cell table:style-name="ce270"/>
          <table:table-cell table:style-name="ce27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7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212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70"/>
          <table:table-cell table:style-name="ce212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70" table:number-columns-repeated="2"/>
          <table:table-cell table:style-name="ce273"/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4"/>
          <table:table-cell table:style-name="ce270" table:number-columns-repeated="2"/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46" office:value-type="string" calcext:value-type="string">
            <text:p>No Monitor, Keyboard, mouse, no VGA</text:p>
          </table:table-cell>
          <table:table-cell table:style-name="ce292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7"/>
          <table:table-cell table:style-name="ce247"/>
          <table:table-cell table:style-name="Default" table:number-columns-repeated="2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16320"/>
        </table:table-row>
        <table:table-row table:style-name="ro2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1638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X99</text:p>
          </table:table-cell>
          <table:table-cell table:style-name="ce289" office:value-type="float" office:value="854000" calcext:value-type="float">
            <text:p>85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Intel 2680 v4</text:p>
          </table:table-cell>
          <table:table-cell table:style-name="ce287" office:value-type="float" office:value="312000" calcext:value-type="float">
            <text:p>312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16GB DDR4 ECC</text:p>
          </table:table-cell>
          <table:table-cell table:style-name="ce262" office:value-type="float" office:value="300000" calcext:value-type="float">
            <text:p>300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budget gpu</text:p>
          </table:table-cell>
          <table:table-cell table:style-name="ce287" office:value-type="float" office:value="250000" calcext:value-type="float">
            <text:p>25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6" office:value-type="string" calcext:value-type="string">
            <text:p>CPU Cooling</text:p>
          </table:table-cell>
          <table:table-cell table:style-name="ce244" office:value-type="string" calcext:value-type="string">
            <text:p>Heatsink And Fan</text:p>
          </table:table-cell>
          <table:table-cell table:style-name="ce289"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5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40"/>
          <table:table-cell table:style-name="ce245" table:number-columns-repeated="2"/>
          <table:table-cell table:style-name="ce288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93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51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number-columns-repeated="3"/>
          <table:table-cell table:style-name="ce270"/>
          <table:table-cell table:number-columns-repeated="16378"/>
        </table:table-row>
        <table:table-row table:style-name="ro2">
          <table:table-cell table:style-name="ce276"/>
          <table:table-cell table:style-name="ce246"/>
          <table:table-cell table:number-columns-repeated="16382"/>
        </table:table-row>
        <table:table-row table:style-name="ro2">
          <table:table-cell table:style-name="ce276"/>
          <table:table-cell/>
          <table:table-cell table:style-name="ce28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12"/>
          <table:table-cell table:style-name="ce303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54"/>
          <table:table-cell table:style-name="ce290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8"/>
          <table:table-cell/>
          <table:table-cell table:style-name="ce304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70" table:number-columns-repeated="2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99"/>
          <table:table-cell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2"/>
          <table:table-cell table:style-name="ce283"/>
          <table:table-cell table:number-columns-repeated="16379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/>
          <table:table-cell table:style-name="ce292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/>
          <table:table-cell table:style-name="ce292"/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43"/>
        <table:table-column table:style-name="co25" table:default-cell-style-name="ce212"/>
        <table:table-column table:style-name="co26" table:default-cell-style-name="ce212"/>
        <table:table-column table:style-name="co27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Great OEM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ITX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7 5800X </text:p>
          </table:table-cell>
          <table:table-cell table:style-name="ce261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32GB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ITX 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Nvme</text:p>
          </table:table-cell>
          <table:table-cell table:style-name="ce254" office:value-type="string" calcext:value-type="string">
            <text:p>Samsung 980 pro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ITX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Slim</text:p>
          </table:table-cell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 table:number-rows-repeated="4">
          <table:table-cell table:style-name="ce24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450M-HDV</text:p>
          </table:table-cell>
          <table:table-cell table:style-name="ce26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5600G</text:p>
          </table:table-cell>
          <table:table-cell table:style-name="ce26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/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number-columns-repeated="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Intel 10100F</text:p>
          </table:table-cell>
          <table:table-cell table:style-name="ce26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0"/>
        <table:table-column table:style-name="co30" table:default-cell-style-name="ce112"/>
        <table:table-column table:style-name="co31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ITX PC Build Great OEM 2020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/>
          <table:table-cell table:style-name="ce23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308"/>
          <table:table-cell table:style-name="ce223"/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<text:span text:style-name="T1">Keyboard &amp; Mouse</text:span>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9" office:value-type="string" calcext:value-type="string">
            <text:p>Mouse Pad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Operating System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Secondary 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Thir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econd Nvme SSD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Third Storage SSD</text:p>
          </table:table-cell>
          <table:table-cell table:style-name="ce209"/>
          <table:table-cell table:style-name="ce26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90"/>
          <table:table-cell table:style-name="ce223"/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219"/>
          <table:table-cell table:style-name="ce309"/>
          <table:table-cell table:style-name="ce227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 office:value-type="string" calcext:value-type="string">
            <text:p>Processor</text:p>
          </table:table-cell>
          <table:table-cell table:style-name="ce219" office:value-type="string" calcext:value-type="string">
            <text:p>AMD Ryzen 7 3700X</text:p>
          </table:table-cell>
          <table:table-cell table:style-name="ce227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20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43"/>
        <table:table-column table:style-name="co13" table:default-cell-style-name="ce212"/>
        <table:table-column table:style-name="co32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tudent Animation ITX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550M Steel Legend AM4</text:p>
          </table:table-cell>
          <table:table-cell table:style-name="ce26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 3100</text:p>
          </table:table-cell>
          <table:table-cell table:style-name="ce26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MSI Geforce GTX 1650 Super AERO ITX OC 4 GB DDR6</text:p>
          </table:table-cell>
          <table:table-cell table:style-name="ce307" office:value-type="float" office:value="2400000" calcext:value-type="float">
            <text:p>2,400,000</text:p>
          </table:table-cell>
          <table:table-cell/>
          <table:table-cell table:style-name="ce27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<text:span text:style-name="T2">SILVERSTONE ST45F</text:span> 450w POWER SUPPLY </text:p>
          </table:table-cell>
          <table:table-cell table:style-name="ce26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LG 25UM58-P <text:s/>25"</text:p>
          </table:table-cell>
          <table:table-cell table:style-name="ce261" office:value-type="float" office:value="2400000" calcext:value-type="float">
            <text:p>2,4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Micro ATX Small Case</text:p>
          </table:table-cell>
          <table:table-cell table:style-name="ce26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 office:value-type="string" calcext:value-type="string">
            <text:p>Best Value Mouse Pad</text:p>
          </table:table-cell>
          <table:table-cell table:style-name="ce26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Network Card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Default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6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 office:value-type="string" calcext:value-type="string">
            <text:p>Upgrade</text:p>
          </table:table-cell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41"/>
          <table:table-cell table:style-name="ce246"/>
          <table:table-cell table:style-name="ce248" office:value-type="string" calcext:value-type="string">
            <text:p>SFX Power supply</text:p>
          </table:table-cell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ini Desk A300</text:p>
          </table:table-cell>
          <table:table-cell table:style-name="ce26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DDR4 XPG Spectrix D40 RGB 8GB (1x8GB) PC25600 3200MHz</text:p>
          </table:table-cell>
          <table:table-cell table:style-name="ce30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0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270"/>
        <table:table-column table:style-name="co36" table:default-cell-style-name="ce270"/>
        <table:table-column table:style-name="co5" table:number-columns-repeated="2" table:default-cell-style-name="ce270"/>
        <table:table-column table:style-name="co5" table:default-cell-style-name="ce283"/>
        <table:table-column table:style-name="co5" table:number-columns-repeated="59" table:default-cell-style-name="ce270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Wacom One Digital Drawing Tablet with Screen, 13.3” Display </text:p>
          </table:table-cell>
          <table:table-cell table:style-name="ce212" table:number-columns-repeated="2"/>
          <table:table-cell table:style-name="ce26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0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311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5-06-14T01:17:22.825148991</dc:date>
    <meta:editing-duration>P25DT11M56S</meta:editing-duration>
    <meta:editing-cycles>1056</meta:editing-cycles>
    <meta:generator>LibreOffice/25.2.3.2$Linux_X86_64 LibreOffice_project/bbb074479178df812d175f709636b368952c2ce3</meta:generator>
    <meta:document-statistic meta:table-count="18" meta:cell-count="1354" meta:object-count="0"/>
  </office:meta>
</office:document-meta>
</file>